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276.6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509.7pt"/>
    </style:style>
    <style:style style:name="co6" style:family="table-column">
      <style:table-column-properties fo:break-before="auto" style:column-width="210.1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1" style:family="table-cell" style:parent-style-name="Default" style:data-style-name="N84"/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kaitiniai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6"/>
        <table:table-column table:style-name="co7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office:value-type="string" calcext:value-type="string">
            <text:p>weekn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Folderyje?</text:p>
          </table:table-cell>
          <table:table-cell office:value-type="string" calcext:value-type="string">
            <text:p>Svarbumas</text:p>
          </table:table-cell>
          <table:table-cell office:value-type="string" calcext:value-type="string">
            <text:p>Pastaba</text:p>
          </table:table-cell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table:formula="of:=WEEKNUM([.A2];2)" office:value-type="float" office:value="8" calcext:value-type="float">
            <text:p>8</text:p>
          </table:table-cell>
          <table:table-cell office:value-type="string" calcext:value-type="string">
            <text:p>Kuodis: elitas katastrofai jau pasiruošęs</text:p>
          </table:table-cell>
          <table:table-cell office:value-type="string" calcext:value-type="string">
            <text:p>Delfi.lt</text:p>
          </table:table-cell>
          <table:table-cell office:value-type="string" calcext:value-type="string">
            <text:p>https://www.delfi.lt/verslas/verslas/kuodis-elitas-katastrofai-jau-pasiruoses.d?id=80408963</text:p>
          </table:table-cell>
          <table:table-cell office:value-type="string" calcext:value-type="string">
            <text:p>ekonominė politika; nelygybė; financializacija</text:p>
          </table:table-cell>
          <table:table-cell/>
          <table:table-cell office:value-type="string" calcext:value-type="string">
            <text:p>++</text:p>
          </table:table-cell>
          <table:table-cell/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table:formula="of:=WEEKNUM([.A3];2)" office:value-type="float" office:value="8" calcext:value-type="float">
            <text:p>8</text:p>
          </table:table-cell>
          <table:table-cell office:value-type="string" calcext:value-type="string">
            <text:p>Disputes over defence budgets will continue to divide NATO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graphic-detail/2019/02/15/disputes-over-defence-budgets-will-continue-to-divide-nato</text:p>
          </table:table-cell>
          <table:table-cell office:value-type="string" calcext:value-type="string">
            <text:p>gynyba; biudžetas; išlaidos</text:p>
          </table:table-cell>
          <table:table-cell table:number-columns-repeated="3"/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table:formula="of:=WEEKNUM([.A4];2)" office:value-type="float" office:value="8" calcext:value-type="float">
            <text:p>8</text:p>
          </table:table-cell>
          <table:table-cell office:value-type="string" calcext:value-type="string">
            <text:p>How big is the wage penalty for mothers?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graphic-detail/2019/01/28/how-big-is-the-wage-penalty-for-mothers</text:p>
          </table:table-cell>
          <table:table-cell office:value-type="string" calcext:value-type="string">
            <text:p>darbo rinka, vaikai, pajamos</text:p>
          </table:table-cell>
          <table:table-cell table:number-columns-repeated="3"/>
        </table:table-row>
        <table:table-row table:style-name="ro1">
          <table:table-cell office:value-type="date" office:date-value="2019-02-25" calcext:value-type="date">
            <text:p>2019-02-25</text:p>
          </table:table-cell>
          <table:table-cell table:formula="of:=WEEKNUM([.A5];2)" office:value-type="float" office:value="9" calcext:value-type="float">
            <text:p>9</text:p>
          </table:table-cell>
          <table:table-cell office:value-type="string" calcext:value-type="string">
            <text:p>Has marketisation of higher education reached its limits?</text:p>
          </table:table-cell>
          <table:table-cell office:value-type="string" calcext:value-type="string">
            <text:p>University World News</text:p>
          </table:table-cell>
          <table:table-cell office:value-type="string" calcext:value-type="string">
            <text:p>https://www.universityworldnews.com/post.php?story=20190218123554751</text:p>
          </table:table-cell>
          <table:table-cell office:value-type="string" calcext:value-type="string">
            <text:p>švietimas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019-02-26</text:p>
          </table:table-cell>
          <table:table-cell table:formula="of:=WEEKNUM([.A6];2)" office:value-type="float" office:value="9" calcext:value-type="float">
            <text:p>9</text:p>
          </table:table-cell>
          <table:table-cell office:value-type="string" calcext:value-type="string">
            <text:p>Vasario 18-24 dienos: Mes mėtomės meškučiais, pasaulis skuba chaoso link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vasario-18-24-dienos-mes-metomes-meskuciais-pasaulis-skuba-chaoso-link/</text:p>
          </table:table-cell>
          <table:table-cell office:value-type="string" calcext:value-type="string">
            <text:p>Pasaulis, politika, ekonomika</text:p>
          </table:table-cell>
          <table:table-cell/>
          <table:table-cell office:value-type="string" calcext:value-type="string">
            <text:p>++</text:p>
          </table:table-cell>
          <table:table-cell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7];2)" office:value-type="float" office:value="9" calcext:value-type="float">
            <text:p>9</text:p>
          </table:table-cell>
          <table:table-cell office:value-type="string" calcext:value-type="string">
            <text:p>Brussels warns Italy, Greece over high debt and bad loan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brussels-warns-italy-greece-over-high-debt-and-bad-loans/</text:p>
          </table:table-cell>
          <table:table-cell office:value-type="string" calcext:value-type="string">
            <text:p>Valstybės skola, sustainability</text:p>
          </table:table-cell>
          <table:table-cell table:number-columns-repeated="3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8];2)" office:value-type="float" office:value="9" calcext:value-type="float">
            <text:p>9</text:p>
          </table:table-cell>
          <table:table-cell office:value-type="string" calcext:value-type="string">
            <text:p>COMMUNICATION FROM THE COMMISSION TO THE EUROPEAN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https://g8fip1kplyr33r3krz5b97d1-wpengine.netdna-ssl.com/wp-content/uploads/2019/02/Communication-European-Semester-20194.pdf</text:p>
          </table:table-cell>
          <table:table-cell office:value-type="string" calcext:value-type="string">
            <text:p>EC, Europe2020, European semester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+++</text:p>
          </table:table-cell>
          <table:table-cell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9];2)" office:value-type="float" office:value="9" calcext:value-type="float">
            <text:p>9</text:p>
          </table:table-cell>
          <table:table-cell office:value-type="string" calcext:value-type="string">
            <text:p>EU27 citizens see no big Brexit hit for them, but think Brits will be ‘worse off’: poll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eu27-citizens-see-no-big-brexit-hit-for-them-but-think-brits-will-be-worse-off-poll-extension-dutch-uk-britain/</text:p>
          </table:table-cell>
          <table:table-cell office:value-type="string" calcext:value-type="string">
            <text:p>Brexit</text:p>
          </table:table-cell>
          <table:table-cell table:number-columns-repeated="3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0];2)" office:value-type="float" office:value="9" calcext:value-type="float">
            <text:p>9</text:p>
          </table:table-cell>
          <table:table-cell office:value-type="string" calcext:value-type="string">
            <text:p>eupinions brief: We'll be fine.</text:p>
          </table:table-cell>
          <table:table-cell office:value-type="string" calcext:value-type="string">
            <text:p>bertelsmann-stiftung</text:p>
          </table:table-cell>
          <table:table-cell office:value-type="string" calcext:value-type="string">
            <text:p>https://www.bertelsmann-stiftung.de/fileadmin/files/BSt/Publikationen/GrauePublikationen/eupinions_brief_Brexit_engl.pdf</text:p>
          </table:table-cell>
          <table:table-cell office:value-type="string" calcext:value-type="string">
            <text:p>Brexit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1];2)" office:value-type="float" office:value="9" calcext:value-type="float">
            <text:p>9</text:p>
          </table:table-cell>
          <table:table-cell office:value-type="string" calcext:value-type="string">
            <text:p>‘Chaotic’ sanctions against Russia have failed, says Navalny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e0374338-36c8-11e9-bd3a-8b2a211d90d5 </text:p>
          </table:table-cell>
          <table:table-cell office:value-type="string" calcext:value-type="string">
            <text:p>Rusija, sankcijos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2];2)" office:value-type="float" office:value="9" calcext:value-type="float">
            <text:p>9</text:p>
          </table:table-cell>
          <table:table-cell office:value-type="string" calcext:value-type="string">
            <text:p>Norway oil fund posts worst performance since financial crisis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2e5e3fd2-3a6e-11e9-b856-5404d3811663</text:p>
          </table:table-cell>
          <table:table-cell office:value-type="string" calcext:value-type="string">
            <text:p>Investiciniai fondai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3];2)" office:value-type="float" office:value="9" calcext:value-type="float">
            <text:p>9</text:p>
          </table:table-cell>
          <table:table-cell office:value-type="string" calcext:value-type="string">
            <text:p>Why do so many incompetent men win at work?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3641f914-3433-11e9-bb0c-42459962a812</text:p>
          </table:table-cell>
          <table:table-cell office:value-type="string" calcext:value-type="string">
            <text:p>Darbo rinka, micro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4];2)" office:value-type="float" office:value="9" calcext:value-type="float">
            <text:p>9</text:p>
          </table:table-cell>
          <table:table-cell office:value-type="string" calcext:value-type="string">
            <text:p>Kartūs žodžiai iš Briuselio: Lietuva menkai pažengė į priekį</text:p>
          </table:table-cell>
          <table:table-cell office:value-type="string" calcext:value-type="string">
            <text:p>15min.lt</text:p>
          </table:table-cell>
          <table:table-cell office:value-type="string" calcext:value-type="string">
            <text:p>https://www.15min.lt/verslas/naujiena/finansai/kartus-zodziai-is-briuselio-lietuva-menkai-pazenge-i-prieki-662-1109118</text:p>
          </table:table-cell>
          <table:table-cell office:value-type="string" calcext:value-type="string">
            <text:p>Lietuva, ekonomika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5];2)" office:value-type="float" office:value="9" calcext:value-type="float">
            <text:p>9</text:p>
          </table:table-cell>
          <table:table-cell office:value-type="string" calcext:value-type="string">
            <text:p>KOMISIJOS KOMUNIKATO EUROPOS PARLAMENTUI, EUROPOS VADOVŲ TARYBAI, TARYBAI, EUROPOS CENTRINIAM BANKUI IR EUROGRUP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https://ec.europa.eu/info/sites/info/files/file_import/2019-european-semester-country-report-lithuania_lt.pdf</text:p>
          </table:table-cell>
          <table:table-cell office:value-type="string" calcext:value-type="string">
            <text:p>Lietuva, ekonomik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+++</text:p>
          </table:table-cell>
          <table:table-cell/>
        </table:table-row>
        <table:table-row table:style-name="ro1">
          <table:table-cell office:value-type="date" office:date-value="2019-02-28" calcext:value-type="date">
            <text:p>2019-02-28</text:p>
          </table:table-cell>
          <table:table-cell table:formula="of:=WEEKNUM([.A16];2)" office:value-type="float" office:value="9" calcext:value-type="float">
            <text:p>9</text:p>
          </table:table-cell>
          <table:table-cell office:value-type="string" calcext:value-type="string">
            <text:p>Tautvydas Marčiulaitis. Gyvename geriau nei bet kada iki šiol</text:p>
          </table:table-cell>
          <table:table-cell office:value-type="string" calcext:value-type="string">
            <text:p>Delfi.lt</text:p>
          </table:table-cell>
          <table:table-cell office:value-type="string" calcext:value-type="string">
            <text:p>https://www.delfi.lt/news/ringas/lit/tautvydas-marciulaitis-gyvename-geriau-nei-bet-kada-iki-siol.d?id=80430893</text:p>
          </table:table-cell>
          <table:table-cell office:value-type="string" calcext:value-type="string">
            <text:p>Lietuva, ekonomika</text:p>
          </table:table-cell>
          <table:table-cell table:number-columns-repeated="3"/>
        </table:table-row>
        <table:table-row table:style-name="ro1">
          <table:table-cell office:value-type="date" office:date-value="2019-03-03" calcext:value-type="date">
            <text:p>2019-03-03</text:p>
          </table:table-cell>
          <table:table-cell table:formula="of:=WEEKNUM([.A17];2)" office:value-type="float" office:value="9" calcext:value-type="float">
            <text:p>9</text:p>
          </table:table-cell>
          <table:table-cell office:value-type="string" calcext:value-type="string">
            <text:p><text:s/>Tie, kurie šiemet skolinosi būstui, gavo prasčiausias sąlygas per dešimtmetį</text:p>
          </table:table-cell>
          <table:table-cell office:value-type="string" calcext:value-type="string">
            <text:p>15min.lt</text:p>
          </table:table-cell>
          <table:table-cell office:value-type="string" calcext:value-type="string">
            <text:p>https://www.15min.lt/verslas/naujiena/finansai/tie-kurie-siemet-skolinosi-bustui-gavo-prasciausias-salygas-per-desimtmeti-662-1109674</text:p>
          </table:table-cell>
          <table:table-cell office:value-type="string" calcext:value-type="string">
            <text:p>Lietuva, NT rinka, bankai, skolinimas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18];2)" office:value-type="float" office:value="10" calcext:value-type="float">
            <text:p>10</text:p>
          </table:table-cell>
          <table:table-cell office:value-type="string" calcext:value-type="string">
            <text:p>Pasaulis vis labiau šiurpsta dėl augančios branduolines grėsmės, bet Lietuvoje smagu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pasaulis-vis-labiau-siurpsta-del-augancios-branduolines-gresmes-bet-lietuvoje-smagu/</text:p>
          </table:table-cell>
          <table:table-cell office:value-type="string" calcext:value-type="string">
            <text:p>Pasaulis, politika, ekonomika</text:p>
          </table:table-cell>
          <table:table-cell/>
          <table:table-cell office:value-type="string" calcext:value-type="string">
            <text:p>++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19];2)" office:value-type="float" office:value="10" calcext:value-type="float">
            <text:p>10</text:p>
          </table:table-cell>
          <table:table-cell office:value-type="string" calcext:value-type="string">
            <text:p>For European renewal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https://www.elysee.fr/emmanuel-macron/2019/03/04/for-european-renewal.en</text:p>
          </table:table-cell>
          <table:table-cell office:value-type="string" calcext:value-type="string">
            <text:p>Europa</text:p>
          </table:table-cell>
          <table:table-cell table:number-columns-repeated="2"/>
          <table:table-cell office:value-type="string" calcext:value-type="string">
            <text:p>Siūlau skaityti angliškai (manau geresnis vertimas)</text:p>
          </table:table-cell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0];2)" office:value-type="float" office:value="10" calcext:value-type="float">
            <text:p>10</text:p>
          </table:table-cell>
          <table:table-cell office:value-type="string" calcext:value-type="string">
            <text:p>Emmanuel Macron’s renaissance vs. reality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emmanuel-macron-europe-renaissance-vs-reality/</text:p>
          </table:table-cell>
          <table:table-cell office:value-type="string" calcext:value-type="string">
            <text:p>Europa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1];2)" office:value-type="float" office:value="10" calcext:value-type="float">
            <text:p>10</text:p>
          </table:table-cell>
          <table:table-cell office:value-type="string" calcext:value-type="string">
            <text:p>Emmanuel Macron appeals directly to Europe’s voters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europe/2019/03/09/emmanuel-macron-appeals-directly-to-europes-voters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2];2)" office:value-type="float" office:value="10" calcext:value-type="float">
            <text:p>10</text:p>
          </table:table-cell>
          <table:table-cell office:value-type="string" calcext:value-type="string">
            <text:p>Viktor Orbán’s option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viktor-orban-europe-epp-group-european-election-2020-considers-his-options/</text:p>
          </table:table-cell>
          <table:table-cell office:value-type="string" calcext:value-type="string">
            <text:p>Europa, venrgija, nacionalizmas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3];2)" office:value-type="float" office:value="10" calcext:value-type="float">
            <text:p>10</text:p>
          </table:table-cell>
          <table:table-cell office:value-type="string" calcext:value-type="string">
            <text:p>Huawei sues US government as legal war intensifie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huawei-sues-us-government/</text:p>
          </table:table-cell>
          <table:table-cell office:value-type="string" calcext:value-type="string">
            <text:p>Kinija, Huawei, 5G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4];2)" office:value-type="float" office:value="10" calcext:value-type="float">
            <text:p>10</text:p>
          </table:table-cell>
          <table:table-cell office:value-type="string" calcext:value-type="string">
            <text:p>Chinese investment slows as EU turns the screw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china-investment-europe-slows-turns-screws/</text:p>
          </table:table-cell>
          <table:table-cell office:value-type="string" calcext:value-type="string">
            <text:p>Kinija, ES, investicijos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5];2)" office:value-type="float" office:value="10" calcext:value-type="float">
            <text:p>10</text:p>
          </table:table-cell>
          <table:table-cell office:value-type="string" calcext:value-type="string">
            <text:p>Kaip Kinija tapo strategine Lietuvos partnere?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kaip-kinija-tapo-strategine-lietuvos-partnere/</text:p>
          </table:table-cell>
          <table:table-cell office:value-type="string" calcext:value-type="string">
            <text:p>Kinija, Lietuva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6];2)" office:value-type="float" office:value="10" calcext:value-type="float">
            <text:p>10</text:p>
          </table:table-cell>
          <table:table-cell office:value-type="string" calcext:value-type="string">
            <text:p>Kinijos grėsmės įvardinimas reikalauja imtis skubių veiksmų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kinijos-gresmes-ivardinimas-reikalauja-imtis-skubiu-veiksmu/</text:p>
          </table:table-cell>
          <table:table-cell office:value-type="string" calcext:value-type="string">
            <text:p>Kinija, Lietuva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7];2)" office:value-type="float" office:value="10" calcext:value-type="float">
            <text:p>10</text:p>
          </table:table-cell>
          <table:table-cell office:value-type="string" calcext:value-type="string">
            <text:p>The glass-ceiling index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graphic-detail/2019/03/08/the-glass-ceiling-index</text:p>
          </table:table-cell>
          <table:table-cell office:value-type="string" calcext:value-type="string">
            <text:p>Darbo rinka, pay gap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8];2)" office:value-type="float" office:value="10" calcext:value-type="float">
            <text:p>10</text:p>
          </table:table-cell>
          <table:table-cell office:value-type="string" calcext:value-type="string">
            <text:p>China’s economy might be nearly a seventh smaller than reported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7/chinas-economy-might-be-nearly-a-seventh-smaller-than-reported</text:p>
          </table:table-cell>
          <table:table-cell office:value-type="string" calcext:value-type="string">
            <text:p>Kinija, statistik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9];2)" office:value-type="float" office:value="10" calcext:value-type="float">
            <text:p>10</text:p>
          </table:table-cell>
          <table:table-cell office:value-type="string" calcext:value-type="string">
            <text:p>Why did the China shock hurt so much?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7/why-did-the-china-shock-hurt-so-much</text:p>
          </table:table-cell>
          <table:table-cell office:value-type="string" calcext:value-type="string">
            <text:p>Darbo rinka, darbo rinkos politika, tarptautinė prekyb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0];2)" office:value-type="float" office:value="10" calcext:value-type="float">
            <text:p>10</text:p>
          </table:table-cell>
          <table:table-cell office:value-type="string" calcext:value-type="string">
            <text:p>Will a worsening outlook for inflation force the ECB to act?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2/will-a-worsening-outlook-for-inflation-force-the-ecb-to-act</text:p>
          </table:table-cell>
          <table:table-cell office:value-type="string" calcext:value-type="string">
            <text:p>Ekonomika, inflacija, ECB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1];2)" office:value-type="float" office:value="10" calcext:value-type="float">
            <text:p>10</text:p>
          </table:table-cell>
          <table:table-cell office:value-type="string" calcext:value-type="string">
            <text:p>Governments use receipt lotteries to boost tax compliance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2/governments-use-receipt-lotteries-to-boost-tax-compliance</text:p>
          </table:table-cell>
          <table:table-cell office:value-type="string" calcext:value-type="string">
            <text:p>Mokesčiai, kvitų loterij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2];2)" office:value-type="float" office:value="10" calcext:value-type="float">
            <text:p>10</text:p>
          </table:table-cell>
          <table:table-cell office:value-type="string" calcext:value-type="string">
            <text:p>Why a global manufacturing slump is a recurring threat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2/28/why-a-global-manufacturing-slump-is-a-recurring-threat</text:p>
          </table:table-cell>
          <table:table-cell office:value-type="string" calcext:value-type="string">
            <text:p>Kinijos ekonomika, pasaulio ekonomika, pramonė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3];2)" office:value-type="float" office:value="10" calcext:value-type="float">
            <text:p>10</text:p>
          </table:table-cell>
          <table:table-cell office:value-type="string" calcext:value-type="string">
            <text:p>Italy’s “citizens’ income” programme may be expensive and ineffective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7/italys-citizens-income-programme-may-be-expensive-and-ineffective</text:p>
          </table:table-cell>
          <table:table-cell office:value-type="string" calcext:value-type="string">
            <text:p>Socialinė apsauga, UBI, Italij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4];2)" office:value-type="float" office:value="10" calcext:value-type="float">
            <text:p>10</text:p>
          </table:table-cell>
          <table:table-cell office:value-type="string" calcext:value-type="string">
            <text:p>Spooked by slowdown, the ECB rolls out stimulus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7/spooked-by-slowdown-the-ecb-rolls-out-stimulus</text:p>
          </table:table-cell>
          <table:table-cell office:value-type="string" calcext:value-type="string">
            <text:p>Ekonomika, inflacija, ECB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5];2)" office:value-type="float" office:value="10" calcext:value-type="float">
            <text:p>10</text:p>
          </table:table-cell>
          <table:table-cell office:value-type="string" calcext:value-type="string">
            <text:p>Finland’s basic-income trial did not much affect work incentives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2/14/finlands-basic-income-trial-did-not-much-affect-work-incentives</text:p>
          </table:table-cell>
          <table:table-cell office:value-type="string" calcext:value-type="string">
            <text:p>UBI, Suomij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6];2)" office:value-type="float" office:value="10" calcext:value-type="float">
            <text:p>10</text:p>
          </table:table-cell>
          <table:table-cell office:value-type="string" calcext:value-type="string">
            <text:p>Men still pick “blue” jobs and women “pink” jobs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2/16/men-still-pick-blue-jobs-and-women-pink-jobs</text:p>
          </table:table-cell>
          <table:table-cell office:value-type="string" calcext:value-type="string">
            <text:p>Darbo rinka, pay gap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7];2)" office:value-type="float" office:value="10" calcext:value-type="float">
            <text:p>10</text:p>
          </table:table-cell>
          <table:table-cell office:value-type="string" calcext:value-type="string">
            <text:p>The Nord Stream 2 gas pipeline is a Russian trap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leaders/2019/02/16/the-nord-stream-2-gas-pipeline-is-a-russian-trap</text:p>
          </table:table-cell>
          <table:table-cell office:value-type="string" calcext:value-type="string">
            <text:p>Energetika, ES, Rusij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8];2)" office:value-type="float" office:value="10" calcext:value-type="float">
            <text:p>10</text:p>
          </table:table-cell>
          <table:table-cell office:value-type="string" calcext:value-type="string">
            <text:p>A problem in higher education masquerading as a solution</text:p>
          </table:table-cell>
          <table:table-cell office:value-type="string" calcext:value-type="string">
            <text:p>University World News</text:p>
          </table:table-cell>
          <table:table-cell office:value-type="string" calcext:value-type="string">
            <text:p>https://www.universityworldnews.com/post.php?story=20190225080454590</text:p>
          </table:table-cell>
          <table:table-cell office:value-type="string" calcext:value-type="string">
            <text:p>Švietimas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9];2)" office:value-type="float" office:value="10" calcext:value-type="float">
            <text:p>10</text:p>
          </table:table-cell>
          <table:table-cell office:value-type="string" calcext:value-type="string">
            <text:p>The quest to promote quality over mediocrity in HE</text:p>
          </table:table-cell>
          <table:table-cell office:value-type="string" calcext:value-type="string">
            <text:p>University World News</text:p>
          </table:table-cell>
          <table:table-cell office:value-type="string" calcext:value-type="string">
            <text:p>https://www.universityworldnews.com/post.php?story=20190225100517806</text:p>
          </table:table-cell>
          <table:table-cell office:value-type="string" calcext:value-type="string">
            <text:p>Švietimas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40];2)" office:value-type="float" office:value="10" calcext:value-type="float">
            <text:p>10</text:p>
          </table:table-cell>
          <table:table-cell office:value-type="string" calcext:value-type="string">
            <text:p>The struggle to reform China’s economy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leaders/2019/02/21/the-struggle-to-reform-chinas-economy</text:p>
          </table:table-cell>
          <table:table-cell office:value-type="string" calcext:value-type="string">
            <text:p>Kinija, ekonomik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1];2)" office:value-type="float" office:value="11" calcext:value-type="float">
            <text:p>11</text:p>
          </table:table-cell>
          <table:table-cell office:value-type="string" calcext:value-type="string">
            <text:p>Finland’s Sipilä hopes to turn crisis into election reboot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finlands-juha-sipila-hopes-to-turn-crisis-into-election-reboot/</text:p>
          </table:table-cell>
          <table:table-cell office:value-type="string" calcext:value-type="string">
            <text:p>Suomija, reformos</text:p>
          </table:table-cell>
          <table:table-cell table:number-columns-repeated="3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2];2)" office:value-type="float" office:value="11" calcext:value-type="float">
            <text:p>11</text:p>
          </table:table-cell>
          <table:table-cell office:value-type="string" calcext:value-type="string">
            <text:p>5 takeaways from German CDU chief’s vision for Europe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5-takeaways-from-angela-merkel-proteges-annegret-kramp-karrenbauer-cdu-leader-vision-for-europe/</text:p>
          </table:table-cell>
          <table:table-cell office:value-type="string" calcext:value-type="string">
            <text:p>Europa, Vokiektija</text:p>
          </table:table-cell>
          <table:table-cell/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3];2)" office:value-type="float" office:value="11" calcext:value-type="float">
            <text:p>11</text:p>
          </table:table-cell>
          <table:table-cell office:value-type="string" calcext:value-type="string">
            <text:p>Getting Europe right</text:p>
          </table:table-cell>
          <table:table-cell office:value-type="string" calcext:value-type="string">
            <text:p>Annegret Kramp-Karrenbauer, president of the CDU </text:p>
          </table:table-cell>
          <table:table-cell office:value-type="string" calcext:value-type="string">
            <text:p>https://www.cdu.de/artikel/getting-europe-right</text:p>
          </table:table-cell>
          <table:table-cell office:value-type="string" calcext:value-type="string">
            <text:p>Europa, Kramp_Karrenbauer</text:p>
          </table:table-cell>
          <table:table-cell/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4];2)" office:value-type="float" office:value="11" calcext:value-type="float">
            <text:p>11</text:p>
          </table:table-cell>
          <table:table-cell office:value-type="string" calcext:value-type="string">
            <text:p>Yanis Varoufakis on what's wrong in Europe today and how to fix it tomorrow morning | DiEM25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https://www.youtube.com/watch?v=jec9rBFqcwc</text:p>
          </table:table-cell>
          <table:table-cell office:value-type="string" calcext:value-type="string">
            <text:p>Europa, Varoufaki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5];2)" office:value-type="float" office:value="11" calcext:value-type="float">
            <text:p>11</text:p>
          </table:table-cell>
          <table:table-cell office:value-type="string" calcext:value-type="string">
            <text:p>2019-03-08 Europos reikalų komiteto posėdis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https://www.youtube.com/watch?v=doIOn_ga4G4</text:p>
          </table:table-cell>
          <table:table-cell office:value-type="string" calcext:value-type="string">
            <text:p>Lietuva, ekonomika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6];2)" office:value-type="float" office:value="11" calcext:value-type="float">
            <text:p>11</text:p>
          </table:table-cell>
          <table:table-cell office:value-type="string" calcext:value-type="string">
            <text:p>5 takeaways from Macron’s big speech on Europe’s future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5-takeaways-from-macrons-big-speech-on-europes-future/</text:p>
          </table:table-cell>
          <table:table-cell office:value-type="string" calcext:value-type="string">
            <text:p>Europa, Macron</text:p>
          </table:table-cell>
          <table:table-cell table:number-columns-repeated="3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7];2)" office:value-type="float" office:value="11" calcext:value-type="float">
            <text:p>11</text:p>
          </table:table-cell>
          <table:table-cell office:value-type="string" calcext:value-type="string">
            <text:p>Poland’s ruling party plays the LGBTQ card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polands-law-and-justice-plays-the-lgbt-card-ahead-of-elections/</text:p>
          </table:table-cell>
          <table:table-cell office:value-type="string" calcext:value-type="string">
            <text:p>Lenkija,EP rinkimai, LGBTQ</text:p>
          </table:table-cell>
          <table:table-cell table:number-columns-repeated="3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8];2)" office:value-type="float" office:value="11" calcext:value-type="float">
            <text:p>11</text:p>
          </table:table-cell>
          <table:table-cell office:value-type="string" calcext:value-type="string">
            <text:p>The case against Amazon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amazon-europe-competition-giveth-and-amazon-taketh-away/</text:p>
          </table:table-cell>
          <table:table-cell office:value-type="string" calcext:value-type="string">
            <text:p>Amazon, monopolija, mažmeninė prekyba</text:p>
          </table:table-cell>
          <table:table-cell table:number-columns-repeated="3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9];2)" office:value-type="float" office:value="11" calcext:value-type="float">
            <text:p>11</text:p>
          </table:table-cell>
          <table:table-cell office:value-type="string" calcext:value-type="string">
            <text:p>ILGALAIKIO TVARAUS VIEŠOJO SEKTORIAUS DARBUOTOJŲ DARBO UŽMOKESČIO FINANSAVIMO IKI 2025 METŲ STRATEGIJA</text:p>
          </table:table-cell>
          <table:table-cell office:value-type="string" calcext:value-type="string">
            <text:p>LRV</text:p>
          </table:table-cell>
          <table:table-cell office:value-type="string" calcext:value-type="string">
            <text:p><text:a xlink:href="https://lrv.lt/uploads/main/documents/files/Strategijos%20projektas_2.pdf" xlink:type="simple">https://lrv.lt/uploads/main/documents/files/Strategijos%20projektas_2.pdf</text:a></text:p>
          </table:table-cell>
          <table:table-cell office:value-type="string" calcext:value-type="string">
            <text:p>Lietuva, viešasis sektoriu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50];2)" office:value-type="float" office:value="11" calcext:value-type="float">
            <text:p>11</text:p>
          </table:table-cell>
          <table:table-cell office:value-type="string" calcext:value-type="string">
            <text:p>Pasaulio ekonomika lėtėja, politinės įtampos auga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<text:a xlink:href="http://www.maldeikiene.lt/pasaulio-ekonomika-leteja-politines-itampos-auga/" xlink:type="simple">http://www.maldeikiene.lt/pasaulio-ekonomika-leteja-politines-itampos-auga/</text:a></text:p>
          </table:table-cell>
          <table:table-cell office:value-type="string" calcext:value-type="string">
            <text:p>Pasaulis, Europa, Lietuva</text:p>
          </table:table-cell>
          <table:table-cell/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51];2)" office:value-type="float" office:value="11" calcext:value-type="float">
            <text:p>11</text:p>
          </table:table-cell>
          <table:table-cell office:value-type="string" calcext:value-type="string">
            <text:p>The top 10 risks to the global economy 2019</text:p>
          </table:table-cell>
          <table:table-cell office:value-type="string" calcext:value-type="string">
            <text:p>EIU</text:p>
          </table:table-cell>
          <table:table-cell office:value-type="string" calcext:value-type="string">
            <text:p><text:a xlink:href="https://pages.eiu.com/rs/753-RIQ-438/images/Global_risks_2019.pdf?mkt_tok=eyJpIjoiTlRZeE5qUTFPRGcxTlRkaSIsInQiOiJDd2lQU2h0RmJOOVZVTzNObmVhMlpwdDhhTHpkRGFMZE1TaGhTSlJEXC9ZSjZHeVhlS3JVeVwvTjBqWmN0Y0lER1BCZTlMUUNBVTBZSWdSbUNwQ1RtQXJRN2N4cGFRMHN5UDZ3VGJmWUFQRVF2RGNwTmd6UElVMXdaVXZ6Y1hlVTFhIn0%3D" xlink:type="simple">https://pages.eiu.com/rs/753-RIQ-438/images/Global_risks_2019.pdf?mkt_tok=eyJpIjoiTlRZeE5qUTFPRGcxTlRkaSIsInQiOiJDd2lQU2h0RmJOOVZVTzNObmVhMlpwdDhhTHpkRGFMZE1TaGhTSlJEXC9ZSjZHeVhlS3JVeVwvTjBqWmN0Y0lER1BCZTlMUUNBVTBZSWdSbUNwQ1RtQXJRN2N4cGFRMHN5UDZ3VGJmWUFQRVF2RGNwTmd6UElVMXdaVXZ6Y1hlVTFhIn0%3D</text:a></text:p>
          </table:table-cell>
          <table:table-cell office:value-type="string" calcext:value-type="string">
            <text:p>Pasaulis, ekonomik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52];2)" office:value-type="float" office:value="11" calcext:value-type="float">
            <text:p>11</text:p>
          </table:table-cell>
          <table:table-cell office:value-type="string" calcext:value-type="string">
            <text:p>OECD Economic Outlook and Interim Economic Outlook</text:p>
          </table:table-cell>
          <table:table-cell office:value-type="string" calcext:value-type="string">
            <text:p>OECD</text:p>
          </table:table-cell>
          <table:table-cell office:value-type="string" calcext:value-type="string">
            <text:p><text:a xlink:href="http://www.oecd.org/economy/outlook/economic-outlook/" xlink:type="simple">http://www.oecd.org/economy/outlook/economic-outlook/</text:a></text:p>
          </table:table-cell>
          <table:table-cell office:value-type="string" calcext:value-type="string">
            <text:p>Pasaulis, ekonomika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53];2)" office:value-type="float" office:value="11" calcext:value-type="float">
            <text:p>11</text:p>
          </table:table-cell>
          <table:table-cell office:value-type="string" calcext:value-type="string">
            <text:p>Interim Economic Outlook</text:p>
          </table:table-cell>
          <table:table-cell office:value-type="string" calcext:value-type="string">
            <text:p>OECD</text:p>
          </table:table-cell>
          <table:table-cell office:value-type="string" calcext:value-type="string">
            <text:p>http://www.oecd.org/economy/outlook/global-growth-weakening-as-some-risks-materialise-OECD-interim-economic-outlook-handout-march-2019.pdf</text:p>
          </table:table-cell>
          <table:table-cell office:value-type="string" calcext:value-type="string">
            <text:p>Pasaulis, ekonomik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4];2)" office:value-type="float" office:value="11" calcext:value-type="float">
            <text:p>11</text:p>
          </table:table-cell>
          <table:table-cell office:value-type="string" calcext:value-type="string">
            <text:p>Second Brexit deal defeat deepens UK crisi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<text:a xlink:href="https://www.politico.eu/article/second-brexit-deal-defeat-throws-uk-politics-into-crisis/" xlink:type="simple">https://www.politico.eu/article/second-brexit-deal-defeat-throws-uk-politics-into-crisis/</text:a></text:p>
          </table:table-cell>
          <table:table-cell office:value-type="string" calcext:value-type="string">
            <text:p>UK, Brexit, Europa</text:p>
          </table:table-cell>
          <table:table-cell table:number-columns-repeated="3"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5];2)" office:value-type="float" office:value="11" calcext:value-type="float">
            <text:p>11</text:p>
          </table:table-cell>
          <table:table-cell office:value-type="string" calcext:value-type="string">
            <text:p>Michel Barnier: Brexit extension ‘for what?’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<text:a xlink:href="https://www.politico.eu/article/eu-negotiatior-michel-barnier-brexit-extension-for-what-no-deal/" xlink:type="simple">https://www.politico.eu/article/eu-negotiatior-michel-barnier-brexit-extension-for-what-no-deal/</text:a></text:p>
          </table:table-cell>
          <table:table-cell office:value-type="string" calcext:value-type="string">
            <text:p>UK, Brexit, Europa</text:p>
          </table:table-cell>
          <table:table-cell table:number-columns-repeated="3"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6];2)" office:value-type="float" office:value="11" calcext:value-type="float">
            <text:p>11</text:p>
          </table:table-cell>
          <table:table-cell office:value-type="string" calcext:value-type="string">
            <text:p>UK to unilaterally waive all checks at Irish border in no-deal Brexit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<text:a xlink:href="https://www.politico.eu/article/uk-to-unilaterally-waive-all-checks-at-irish-border-in-no-deal-brexit/" xlink:type="simple">https://www.politico.eu/article/uk-to-unilaterally-waive-all-checks-at-irish-border-in-no-deal-brexit/</text:a></text:p>
          </table:table-cell>
          <table:table-cell office:value-type="string" calcext:value-type="string">
            <text:p>UK, Brexit, Europa</text:p>
          </table:table-cell>
          <table:table-cell table:number-columns-repeated="3"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7];2)" office:value-type="float" office:value="11" calcext:value-type="float">
            <text:p>11</text:p>
          </table:table-cell>
          <table:table-cell office:value-type="string" calcext:value-type="string">
            <text:p>UK sets out trade plans to limit no-deal Brexit damage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<text:a xlink:href="https://www.ft.com/content/d05189c8-455b-11e9-a965-23d669740bfb" xlink:type="simple">https://www.ft.com/content/d05189c8-455b-11e9-a965-23d669740bfb</text:a></text:p>
          </table:table-cell>
          <table:table-cell office:value-type="string" calcext:value-type="string">
            <text:p>UK, Brexit, Europ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8];2)" office:value-type="float" office:value="11" calcext:value-type="float">
            <text:p>11</text:p>
          </table:table-cell>
          <table:table-cell office:value-type="string" calcext:value-type="string">
            <text:p>Romania’s rulers take Euroskeptic turn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<text:a xlink:href="https://www.politico.eu/article/romanias-rulers-take-euroskeptic-turn/" xlink:type="simple">https://www.politico.eu/article/romanias-rulers-take-euroskeptic-turn/</text:a></text:p>
          </table:table-cell>
          <table:table-cell office:value-type="string" calcext:value-type="string">
            <text:p>EU, Romiania</text:p>
          </table:table-cell>
          <table:table-cell table:number-columns-repeated="3"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9];2)" office:value-type="float" office:value="11" calcext:value-type="float">
            <text:p>11</text:p>
          </table:table-cell>
          <table:table-cell office:value-type="string" calcext:value-type="string">
            <text:p>S.Skvernelio rinkimų kampanijos pradžios pristatymas</text:p>
          </table:table-cell>
          <table:table-cell office:value-type="string" calcext:value-type="string">
            <text:p>Delfi.lt</text:p>
          </table:table-cell>
          <table:table-cell office:value-type="string" calcext:value-type="string">
            <text:p><text:a xlink:href="http://www.delfi.lt/video/transliacijos/anonsai/skvernelis-pristate-rinkimu-stabo-komanda-ir-lietuvos-ateities-vizija.d?id=80591435&amp;jwsource=cl" xlink:type="simple">http://www.delfi.lt/video/transliacijos/anonsai/skvernelis-pristate-rinkimu-stabo-komanda-ir-lietuvos-ateities-vizija.d?id=80591435&amp;jwsource=cl</text:a></text:p>
          </table:table-cell>
          <table:table-cell office:value-type="string" calcext:value-type="string">
            <text:p>LT, EU, Skvernelis</text:p>
          </table:table-cell>
          <table:table-cell office:value-type="string" calcext:value-type="string">
            <text:p>video</text:p>
          </table:table-cell>
          <table:table-cell table:number-columns-repeated="2"/>
        </table:table-row>
        <table:table-row table:style-name="ro1" table:number-rows-repeated="104851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kaitiniai.A1:skaitiniai.F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 style:data-style-name="N2" text:time-value="14:04:30.6603076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3T14:07:06.065758231</dc:date>
    <meta:editing-duration>PT1H23M48S</meta:editing-duration>
    <meta:editing-cycles>23</meta:editing-cycles>
    <meta:generator>LibreOffice/6.1.5.2$Linux_X86_64 LibreOffice_project/10$Build-2</meta:generator>
    <meta:document-statistic meta:table-count="1" meta:cell-count="405" meta:object-count="0"/>
  </office:meta>
</office:document-meta>
</file>